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4271861DEEBAABAE05.png" manifest:media-type="image/png"/>
  <manifest:file-entry manifest:full-path="Pictures/1000171D0000070C000006D6E7CF3E986AE6BC53.svg" manifest:media-type="image/svg+xml"/>
  <manifest:file-entry manifest:full-path="Pictures/100017250000070C000006D67DE39097F9CCF29B.svg" manifest:media-type="image/svg+xml"/>
  <manifest:file-entry manifest:full-path="Pictures/10000E5400000707000006D216741E64C7875B85.svg" manifest:media-type="image/svg+xml"/>
  <manifest:file-entry manifest:full-path="Pictures/100000010000004400000042E8B7E1264193C941.png" manifest:media-type="image/png"/>
  <manifest:file-entry manifest:full-path="Pictures/10000001000000440000004237319AD315713E48.png" manifest:media-type="image/png"/>
  <manifest:file-entry manifest:full-path="Pictures/100017270000070C000006D68F3A8BD1AAF21ECD.svg" manifest:media-type="image/svg+xml"/>
  <manifest:file-entry manifest:full-path="Pictures/100000010000004400000042BC060660573CD5B4.png" manifest:media-type="image/png"/>
  <manifest:file-entry manifest:full-path="Pictures/1000239300000510000005101E7D264D49743582.svg" manifest:media-type="image/svg+xml"/>
  <manifest:file-entry manifest:full-path="Pictures/1000000100000031000000319446167ED5F104FA.png" manifest:media-type="image/png"/>
  <manifest:file-entry manifest:full-path="Pictures/100000010000004400000042D6D1803C8157A1B9.png" manifest:media-type="image/png"/>
  <manifest:file-entry manifest:full-path="Pictures/100022190000070C000006D6D18F8B6EC313B3E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Полужирный" style:font-family-generic="swiss" style:font-pitch="variable"/>
    <style:font-face style:name="Arial1" svg:font-family="Arial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466cm" fo:min-width="25.662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091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1.933cm" fo:min-width="6.749cm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12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13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14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15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16" style:family="graphic" style:parent-style-name="standard" style:list-style-name="L1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112cm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>
      <style:graphic-properties draw:stroke="solid" svg:stroke-color="#990000" draw:fill-color="#fe0202" draw:opacity="73%" draw:textarea-horizontal-align="justify" draw:textarea-vertical-align="middle" draw:auto-grow-height="false" fo:min-height="1.015cm" fo:min-width="0.832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1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2" style:family="paragraph">
      <loext:graphic-properties draw:fill="solid" draw:fill-color="#729fc0" draw:opacity="100%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5" style:family="paragraph">
      <loext:graphic-properties draw:fill-color="#fafafa"/>
      <style:paragraph-properties fo:text-align="center"/>
    </style:style>
    <style:style style:name="P16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loext:graphic-properties draw:fill-color="#fe0202" draw:opacity="73%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3pt" fo:letter-spacing="0.005cm" fo:font-style="normal" style:text-underline-style="none" fo:font-weight="bold" style:font-name-asian="DIN Alternate Bold1" style:font-size-asian="13pt" style:font-style-asian="normal" style:font-weight-asian="bold" style:font-name-complex="DIN Alternate Bold1" style:font-size-complex="13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4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3" draw:style-name="gr2" draw:text-style-name="P3" draw:layer="layout" svg:width="2.361cm" svg:height="0.749cm" svg:x="12.228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4" draw:style-name="gr4" draw:text-style-name="P6" draw:layer="layout" svg:width="2.968cm" svg:height="0.83cm" svg:x="4.673cm" svg:y="10.17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1" draw:style-name="gr5" draw:text-style-name="P8" draw:layer="layout" svg:width="2.411cm" svg:height="0.876cm" svg:x="4.966cm" svg:y="5.467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D6D1803C8157A1B9.png" xlink:type="simple" xlink:show="embed" xlink:actuate="onLoad" draw:mime-type="image/png"/>
        </draw:frame>
        <draw:custom-shape draw:name="Storage Area Network_4" draw:style-name="gr8" draw:text-style-name="P11" draw:layer="layout" svg:width="5.108cm" svg:height="0.908cm" svg:x="2.012cm" svg:y="12.936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1" draw:style-name="gr10" draw:text-style-name="P14" draw:layer="layout" svg:width="7.62cm" svg:height="0.876cm" svg:x="9.63cm" svg:y="11.155cm">
          <text:p text:style-name="P13"><text:span text:style-name="T5">pgBackRest</text:span><text:span text:style-name="T6">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1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16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9446167ED5F104FA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803cm" svg:height="1.749cm" svg:x="5.267cm" svg:y="8.365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37319AD315713E48.png" xlink:type="simple" xlink:show="embed" xlink:actuate="onLoad" draw:mime-type="image/png"/>
        </draw:frame>
        <draw:frame draw:style-name="gr7" draw:text-style-name="P9" draw:layer="layout" svg:width="1.158cm" svg:height="1.124cm" svg:x="1.644cm" svg:y="2.582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BC060660573CD5B4.png" xlink:type="simple" xlink:show="embed" xlink:actuate="onLoad" draw:mime-type="image/png"/>
        </draw:frame>
        <draw:g>
          <draw:custom-shape draw:name="DB Pod N_ 1" draw:style-name="gr17" draw:text-style-name="P18" draw:layer="layout" svg:width="2.216cm" svg:height="0.83cm" svg:x="1.761cm" svg:y="11.506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</draw:g>
        <draw:custom-shape draw:style-name="gr18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2" draw:style-name="gr19" draw:text-style-name="P6" draw:layer="layout" svg:width="2.968cm" svg:height="0.83cm" svg:x="18.974cm" svg:y="10.193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1" draw:style-name="gr20" draw:text-style-name="P8" draw:layer="layout" svg:width="2.411cm" svg:height="0.876cm" svg:x="22.467cm" svg:y="5.489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D6D1803C8157A1B9.png" xlink:type="simple" xlink:show="embed" xlink:actuate="onLoad" draw:mime-type="image/png"/>
        </draw:frame>
        <draw:custom-shape draw:name="Storage Area Network_ 1" draw:style-name="gr21" draw:text-style-name="P11" draw:layer="layout" svg:width="5.108cm" svg:height="0.908cm" svg:x="19.613cm" svg:y="12.958cm">
          <text:p text:style-name="P10"><text:span text:style-name="T4">cluster2 (standb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158cm" svg:height="1.124cm" svg:x="19.245cm" svg:y="2.604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BC060660573CD5B4.png" xlink:type="simple" xlink:show="embed" xlink:actuate="onLoad" draw:mime-type="image/png"/>
        </draw:frame>
        <draw:g>
          <draw:custom-shape draw:name="DB Pod N_ 1" draw:style-name="gr22" draw:text-style-name="P18" draw:layer="layout" svg:width="2.216cm" svg:height="0.83cm" svg:x="22.562cm" svg:y="11.528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32cm" svg:y="7.096cm">
            <draw:image xlink:href="Pictures/100017250000070C000006D67DE39097F9CCF29B.svg" xlink:type="simple" xlink:show="embed" xlink:actuate="onLoad" draw:mime-type="image/svg+xml">
              <text:p/>
            </draw:image>
            <draw:image xlink:href="Pictures/10000001000000440000004271861DEEBAABAE05.png" xlink:type="simple" xlink:show="embed" xlink:actuate="onLoad" draw:mime-type="image/png"/>
          </draw:frame>
          <draw:frame draw:style-name="gr7" draw:text-style-name="P9" draw:layer="layout" svg:width="1.803cm" svg:height="1.749cm" svg:x="22.733cm" svg:y="8.397cm">
            <draw:image xlink:href="Pictures/100017250000070C000006D67DE39097F9CCF29B.svg" xlink:type="simple" xlink:show="embed" xlink:actuate="onLoad" draw:mime-type="image/svg+xml">
              <text:p/>
            </draw:image>
            <draw:image xlink:href="Pictures/10000001000000440000004271861DEEBAABAE05.png" xlink:type="simple" xlink:show="embed" xlink:actuate="onLoad" draw:mime-type="image/png"/>
          </draw:frame>
          <draw:frame draw:style-name="gr7" draw:text-style-name="P9" draw:layer="layout" svg:width="1.803cm" svg:height="1.749cm" svg:x="22.733cm" svg:y="9.697cm">
            <draw:image xlink:href="Pictures/100017250000070C000006D67DE39097F9CCF29B.svg" xlink:type="simple" xlink:show="embed" xlink:actuate="onLoad" draw:mime-type="image/svg+xml">
              <text:p/>
            </draw:image>
            <draw:image xlink:href="Pictures/10000001000000440000004271861DEEBAABAE05.png" xlink:type="simple" xlink:show="embed" xlink:actuate="onLoad" draw:mime-type="image/png"/>
          </draw:frame>
          <draw:frame draw:style-name="gr7" draw:text-style-name="P9" draw:layer="layout" svg:width="1.803cm" svg:height="1.749cm" svg:x="19.415cm" svg:y="8.29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3" draw:text-style-name="P19" draw:layer="layout" svg:x1="7.323cm" svg:y1="9.382cm" svg:x2="12.211cm" svg:y2="9.382cm">
          <text:p/>
        </draw:line>
        <draw:line draw:style-name="gr24" draw:text-style-name="P19" draw:layer="layout" svg:x1="14.751cm" svg:y1="9.382cm" svg:x2="19.288cm" svg:y2="9.382cm">
          <text:p/>
        </draw:line>
      </draw:page>
      <draw:page draw:name="page2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 5" draw:style-name="gr25" draw:text-style-name="P3" draw:layer="layout" svg:width="2.361cm" svg:height="0.749cm" svg:x="12.228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6" draw:style-name="gr26" draw:text-style-name="P6" draw:layer="layout" svg:width="2.968cm" svg:height="0.83cm" svg:x="4.673cm" svg:y="10.17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4" draw:style-name="gr27" draw:text-style-name="P8" draw:layer="layout" svg:width="2.411cm" svg:height="0.876cm" svg:x="4.966cm" svg:y="5.467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D6D1803C8157A1B9.png" xlink:type="simple" xlink:show="embed" xlink:actuate="onLoad" draw:mime-type="image/png"/>
        </draw:frame>
        <draw:custom-shape draw:name="Storage Area Network_ 5" draw:style-name="gr28" draw:text-style-name="P11" draw:layer="layout" svg:width="5.108cm" svg:height="0.908cm" svg:x="2.012cm" svg:y="12.936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 6" draw:style-name="gr29" draw:text-style-name="P14" draw:layer="layout" svg:width="7.62cm" svg:height="0.876cm" svg:x="9.63cm" svg:y="11.155cm">
          <text:p text:style-name="P13"><text:span text:style-name="T6">pgBackRest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1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30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9446167ED5F104FA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158cm" svg:height="1.124cm" svg:x="1.644cm" svg:y="2.582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BC060660573CD5B4.png" xlink:type="simple" xlink:show="embed" xlink:actuate="onLoad" draw:mime-type="image/png"/>
        </draw:frame>
        <draw:g>
          <draw:custom-shape draw:name="DB Pod N_ 1" draw:style-name="gr31" draw:text-style-name="P18" draw:layer="layout" svg:width="2.216cm" svg:height="0.83cm" svg:x="1.761cm" svg:y="11.506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  <draw:frame draw:style-name="gr7" draw:text-style-name="P9" draw:layer="layout" svg:width="1.803cm" svg:height="1.749cm" svg:x="5.293cm" svg:y="8.36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</draw:g>
        <draw:custom-shape draw:style-name="gr18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7" draw:style-name="gr32" draw:text-style-name="P6" draw:layer="layout" svg:width="2.968cm" svg:height="0.83cm" svg:x="18.974cm" svg:y="10.193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5" draw:style-name="gr33" draw:text-style-name="P8" draw:layer="layout" svg:width="2.411cm" svg:height="0.876cm" svg:x="22.467cm" svg:y="5.489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D6D1803C8157A1B9.png" xlink:type="simple" xlink:show="embed" xlink:actuate="onLoad" draw:mime-type="image/png"/>
        </draw:frame>
        <draw:custom-shape draw:name="Storage Area Network_ 7" draw:style-name="gr34" draw:text-style-name="P11" draw:layer="layout" svg:width="5.108cm" svg:height="0.908cm" svg:x="19.613cm" svg:y="12.958cm">
          <text:p text:style-name="P10"><text:span text:style-name="T4">cluste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19.468cm" svg:y="8.387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37319AD315713E48.png" xlink:type="simple" xlink:show="embed" xlink:actuate="onLoad" draw:mime-type="image/png"/>
        </draw:frame>
        <draw:frame draw:style-name="gr7" draw:text-style-name="P9" draw:layer="layout" svg:width="1.158cm" svg:height="1.124cm" svg:x="19.245cm" svg:y="2.604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BC060660573CD5B4.png" xlink:type="simple" xlink:show="embed" xlink:actuate="onLoad" draw:mime-type="image/png"/>
        </draw:frame>
        <draw:g>
          <draw:custom-shape draw:name="DB Pod N_ 1" draw:style-name="gr35" draw:text-style-name="P18" draw:layer="layout" svg:width="2.216cm" svg:height="0.83cm" svg:x="22.562cm" svg:y="11.528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67cm" svg:y="7.11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  <draw:frame draw:style-name="gr7" draw:text-style-name="P9" draw:layer="layout" svg:width="1.803cm" svg:height="1.749cm" svg:x="22.767cm" svg:y="8.399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  <draw:frame draw:style-name="gr7" draw:text-style-name="P9" draw:layer="layout" svg:width="1.803cm" svg:height="1.749cm" svg:x="22.767cm" svg:y="9.67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E8B7E1264193C941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3" draw:text-style-name="P19" draw:layer="layout" svg:x1="14.751cm" svg:y1="9.382cm" svg:x2="19.415cm" svg:y2="9.382cm">
          <text:p/>
        </draw:line>
        <draw:polygon draw:style-name="gr36" draw:text-style-name="P20" draw:layer="layout" svg:width="7.87cm" svg:height="7.87cm" svg:x="0.502cm" svg:y="5.195cm" svg:viewBox="0 0 7871 7871" draw:points="6852,0 7804,931 4854,3948 7871,6899 6987,7803 3969,4853 1018,7871 66,6939 3017,3922 0,971 884,67 3902,3017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Полужирный" style:font-family-generic="swiss" style:font-pitch="variable"/>
    <style:font-face style:name="Arial1" svg:font-family="Arial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2-02-03T22:57:09.515010840</dc:date>
    <meta:editing-duration>PT1H45S</meta:editing-duration>
    <meta:editing-cycles>8</meta:editing-cycles>
    <meta:generator>LibreOffice/7.2.4.1$Linux_X86_64 LibreOffice_project/20$Build-1</meta:generator>
    <meta:document-statistic meta:object-count="84"/>
  </office:meta>
</office:document-meta>
</file>